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ключевые вопросы, чтобы понять и использовать на практике - в контексте "Wordpress Разработка Тем"</text:p>
      <text:p text:style-name="Standard">ChatGPT</text:p>
      <text:p text:style-name="P1">ChatGPT</text:p>
      <text:p text:style-name="Text_20_body">Для понимания и успешного использования в практике разработки тем для WordPress, вот некоторые ключевые вопросы, на которые нужно ответить:</text:p>
      <text:list xml:id="list8562551125418638290" text:style-name="L1">
        <text:list-item>
          <text:p text:style-name="P2"><text:span text:style-name="Strong_20_Emphasis">Какова структура темы WordPress и какие файлы в неё входят?</text:span></text:p>
          <text:list>
            <text:list-item>
              <text:p text:style-name="P3">Необходимо понять, как устроена тема, какие файлы в неё входят и для чего они предназначены.</text:p>
            </text:list-item>
          </text:list>
        </text:list-item>
        <text:list-item>
          <text:p text:style-name="P2"><text:span text:style-name="Strong_20_Emphasis">Как создать кастомный шаблон страницы или записи?</text:span></text:p>
          <text:list>
            <text:list-item>
              <text:p text:style-name="P3">Понимание процесса создания кастомных шаблонов позволит более гибко управлять отображением контента.</text:p>
            </text:list-item>
          </text:list>
        </text:list-item>
        <text:list-item>
          <text:p text:style-name="P2"><text:span text:style-name="Strong_20_Emphasis">Как добавить стили и скрипты в тему?</text:span></text:p>
          <text:list>
            <text:list-item>
              <text:p text:style-name="P3">Важно знать, как добавлять и организовывать CSS и JavaScript файлы в теме для стилизации и функциональности.</text:p>
            </text:list-item>
          </text:list>
        </text:list-item>
        <text:list-item>
          <text:p text:style-name="P2"><text:span text:style-name="Strong_20_Emphasis">Как работать с функциями и шаблонными тегами WordPress?</text:span></text:p>
          <text:list>
            <text:list-item>
              <text:p text:style-name="P3">Понимание базовых функций и шаблонных тегов WordPress поможет выводить контент и управлять темой.</text:p>
            </text:list-item>
          </text:list>
        </text:list-item>
        <text:list-item>
          <text:p text:style-name="P2"><text:span text:style-name="Strong_20_Emphasis">Как использовать хуки и фильтры для расширения функциональности темы?</text:span></text:p>
          <text:list>
            <text:list-item>
              <text:p text:style-name="P3">Знание хуков и фильтров даст возможность дополнить функциональность темы без изменения её исходного кода.</text:p>
            </text:list-item>
          </text:list>
        </text:list-item>
        <text:list-item>
          <text:p text:style-name="P2"><text:span text:style-name="Strong_20_Emphasis">Как создать пользовательские меню и виджеты?</text:span></text:p>
          <text:list>
            <text:list-item>
              <text:p text:style-name="P3">Понимание создания пользовательских меню и виджетов позволит легко управлять навигацией и контентом сайта.</text:p>
            </text:list-item>
          </text:list>
        </text:list-item>
        <text:list-item>
          <text:p text:style-name="P2"><text:span text:style-name="Strong_20_Emphasis">Как обеспечить адаптивный дизайн для различных устройств?</text:span></text:p>
          <text:list>
            <text:list-item>
              <text:p text:style-name="P3">Необходимо понимать, как создавать адаптивные стили с помощью медиазапросов для улучшения пользовательского опыта.</text:p>
            </text:list-item>
          </text:list>
        </text:list-item>
        <text:list-item>
          <text:p text:style-name="P2"><text:span text:style-name="Strong_20_Emphasis">Как обеспечить безопасность и оптимизацию темы?</text:span></text:p>
          <text:list>
            <text:list-item>
              <text:p text:style-name="P3">Важно знать методы обеспечения безопасности и оптимизации темы для защиты от атак и обеспечения быстрой загрузки страниц.</text:p>
            </text:list-item>
          </text:list>
        </text:list-item>
        <text:list-item>
          <text:p text:style-name="P2"><text:span text:style-name="Strong_20_Emphasis">Как тестировать тему на различных устройствах и браузерах?</text:span></text:p>
          <text:list>
            <text:list-item>
              <text:p text:style-name="P3">Понимание процесса тестирования поможет убедиться, что тема корректно отображается и функционирует на всех платформах.</text:p>
            </text:list-item>
          </text:list>
        </text:list-item>
        <text:list-item>
          <text:p text:style-name="P2"><text:span text:style-name="Strong_20_Emphasis">Как обеспечить локализацию темы для поддержки различных языков?</text:span></text:p>
          <text:list>
            <text:list-item>
              <text:p text:style-name="P2">Важно знать, как настроить тему для поддержки локализации и перевода на разные языки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4-05-01T22:56:02.79</dc:date>
    <meta:document-statistic meta:table-count="0" meta:image-count="0" meta:object-count="0" meta:page-count="1" meta:paragraph-count="24" meta:word-count="270" meta:character-count="1865"/>
    <dc:creator>Dima Wide</dc:creator>
    <meta:user-defined meta:name="Info 1"/>
    <meta:user-defined meta:name="Info 2"/>
    <meta:user-defined meta:name="Info 3"/>
    <meta:user-defined meta:name="Info 4"/>
  </office:meta>
</office:document-meta>
</file>